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7575in"/>
    </style:style>
    <style:style style:name="co3" style:family="table-column">
      <style:table-column-properties fo:break-before="auto" style:column-width="3.2008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fo:background-color="#ffff66" fo:wrap-option="wrap"/>
      <style:text-properties style:use-window-font-color="true" style:text-outline="false" style:text-line-through-style="none" style:font-name="Cumberland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number-columns-repeated="6" table:default-cell-style-name="Default"/>
        <table:table-column table:style-name="co2" table:default-cell-style-name="Default"/>
        <table:table-row table:style-name="ro1">
          <table:table-cell office:value-type="string">
            <text:p>y</text:p>
          </table:table-cell>
          <table:table-cell office:value-type="string">
            <text:p>angle</text:p>
          </table:table-cell>
          <table:table-cell office:value-type="string">
            <text:p>angle/y</text:p>
          </table:table-cell>
          <table:table-cell office:value-type="string">
            <text:p>facing</text:p>
          </table:table-cell>
          <table:table-cell table:number-columns-repeated="2"/>
          <table:table-cell table:style-name="ce2" office:value-type="string">
            <text:p><text:s/>possible values for facing are: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table:style-name="ce2" office:value-type="string">
            <text:p><text:s text:c="3"/>"south" | "s" | 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6.95">
            <text:p>56.95</text:p>
          </table:table-cell>
          <table:table-cell table:formula="of:=[.B3]/[.A3]" office:value-type="float" office:value="56.95">
            <text:p>56.95</text:p>
          </table:table-cell>
          <table:table-cell table:number-columns-repeated="3"/>
          <table:table-cell table:style-name="ce2" office:value-type="string">
            <text:p><text:s text:c="3"/>"east" <text:s/>| "e" | 1</text:p>
          </table:table-cell>
        </table:table-row>
        <table:table-row table:style-name="ro1">
          <table:table-cell table:style-name="ce1" office:value-type="float" office:value="1.5">
            <text:p>1.5</text:p>
          </table:table-cell>
          <table:table-cell office:value-type="float" office:value="85.86">
            <text:p>85.86</text:p>
          </table:table-cell>
          <table:table-cell table:formula="of:=[.B4]/[.A4]" office:value-type="float" office:value="57.24">
            <text:p>57.24</text:p>
          </table:table-cell>
          <table:table-cell table:number-columns-repeated="3"/>
          <table:table-cell table:style-name="ce2" office:value-type="string">
            <text:p><text:s text:c="3"/>"north" | "n" | 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4.7">
            <text:p>114.7</text:p>
          </table:table-cell>
          <table:table-cell table:formula="of:=[.B5]/[.A5]" office:value-type="float" office:value="57.35">
            <text:p>57.35</text:p>
          </table:table-cell>
          <table:table-cell table:number-columns-repeated="3"/>
          <table:table-cell table:style-name="ce2" office:value-type="string">
            <text:p><text:s text:c="3"/>"west" <text:s/>| "w" | 3 </text:p>
          </table:table-cell>
        </table:table-row>
        <table:table-row table:style-name="ro2">
          <table:table-cell office:value-type="float" office:value="-1">
            <text:p>-1</text:p>
          </table:table-cell>
          <table:table-cell office:value-type="float" office:value="-56.95">
            <text:p>-56.95</text:p>
          </table:table-cell>
          <table:table-cell table:formula="of:=[.B6]/[.A6]" office:value-type="float" office:value="56.95">
            <text:p>56.95</text:p>
          </table:table-cell>
          <table:table-cell table:number-columns-repeated="4"/>
        </table:table-row>
        <table:table-row table:style-name="ro2">
          <table:table-cell table:formula="of:=[.B7]/AVERAGE([.C3:.C6])" office:value-type="float" office:value="3.15112258742177">
            <text:p>3.1511225874</text:p>
          </table:table-cell>
          <table:table-cell office:value-type="float" office:value="180">
            <text:p>180</text:p>
          </table:table-cell>
          <table:table-cell table:formula="of:=[.B7]/[.A7]" office:value-type="float" office:value="57.1225">
            <text:p>57.1225</text:p>
          </table:table-cell>
          <table:table-cell office:value-type="float" office:value="2">
            <text:p>2</text:p>
          </table:table-cell>
          <table:table-cell table:formula="of:=IF([.A7]&lt;0;[.A7]+6.302245175;[.A7])" office:value-type="float" office:value="3.15112258742177">
            <text:p>3.1511225874</text:p>
          </table:table-cell>
          <table:table-cell table:formula="of:=IF(ROUND(-0.6346944445*IF([.A7]&lt;0;[.A7]+6.302245175;[.A7])+4;0)&gt;3;0;ROUND(-0.6346944445*IF([.A7]&lt;0;[.A7]+6.302245175;[.A7])+4;0))" office:value-type="float" office:value="2">
            <text:p>2</text:p>
          </table:table-cell>
          <table:table-cell/>
        </table:table-row>
        <table:table-row table:style-name="ro2">
          <table:table-cell table:formula="of:=[.B8]/AVERAGE([.C3:.C6])" office:value-type="float" office:value="1.57556129371088">
            <text:p>1.5755612937</text:p>
          </table:table-cell>
          <table:table-cell office:value-type="float" office:value="90">
            <text:p>90</text:p>
          </table:table-cell>
          <table:table-cell table:formula="of:=[.C7]" office:value-type="float" office:value="57.1225">
            <text:p>57.1225</text:p>
          </table:table-cell>
          <table:table-cell office:value-type="float" office:value="3">
            <text:p>3</text:p>
          </table:table-cell>
          <table:table-cell table:formula="of:=IF([.A8]&lt;0;[.A8]+6.302245175;[.A8])" office:value-type="float" office:value="1.57556129371088">
            <text:p>1.5755612937</text:p>
          </table:table-cell>
          <table:table-cell table:formula="of:=IF(ROUND(-0.6346944445*IF([.A8]&lt;0;[.A8]+6.302245175;[.A8])+4;0)&gt;3;0;ROUND(-0.6346944445*IF([.A8]&lt;0;[.A8]+6.302245175;[.A8])+4;0))" office:value-type="float" office:value="3">
            <text:p>3</text:p>
          </table:table-cell>
          <table:table-cell/>
        </table:table-row>
        <table:table-row table:style-name="ro2">
          <table:table-cell table:formula="of:=[.B9]/[.C9]" office:value-type="float" office:value="-1.57556129371088">
            <text:p>-1.5755612937</text:p>
          </table:table-cell>
          <table:table-cell office:value-type="float" office:value="-90">
            <text:p>-90</text:p>
          </table:table-cell>
          <table:table-cell table:formula="of:=[.C8]" office:value-type="float" office:value="57.1225">
            <text:p>57.1225</text:p>
          </table:table-cell>
          <table:table-cell office:value-type="float" office:value="1">
            <text:p>1</text:p>
          </table:table-cell>
          <table:table-cell table:formula="of:=IF([.A9]&lt;0;[.A9]+6.302245175;[.A9])" office:value-type="float" office:value="4.72668388128912">
            <text:p>4.7266838813</text:p>
          </table:table-cell>
          <table:table-cell table:formula="of:=IF(ROUND(-0.6346944445*IF([.A9]&lt;0;[.A9]+6.302245175;[.A9])+4;0)&gt;3;0;ROUND(-0.6346944445*IF([.A9]&lt;0;[.A9]+6.302245175;[.A9])+4;0)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4.50819492">
            <text:p>4.50819492</text:p>
          </table:table-cell>
          <table:table-cell table:formula="of:=[.A10]*[.C9]" office:value-type="float" office:value="257.5193643177">
            <text:p>257.5193643177</text:p>
          </table:table-cell>
          <table:table-cell table:formula="of:=[.C9]" office:value-type="float" office:value="57.1225">
            <text:p>57.1225</text:p>
          </table:table-cell>
          <table:table-cell table:number-columns-repeated="4"/>
        </table:table-row>
        <table:table-row table:style-name="ro2">
          <table:table-cell table:formula="of:=[.B11]/[.$C$7]" office:value-type="float" office:value="4.72668388113265">
            <text:p>4.7266838811</text:p>
          </table:table-cell>
          <table:table-cell office:value-type="float" office:value="270">
            <text:p>270</text:p>
          </table:table-cell>
          <table:table-cell/>
          <table:table-cell office:value-type="float" office:value="1">
            <text:p>1</text:p>
          </table:table-cell>
          <table:table-cell table:formula="of:=IF([.A11]&lt;0;[.A11]+6.302245175;[.A11])" office:value-type="float" office:value="4.72668388113265">
            <text:p>4.7266838811</text:p>
          </table:table-cell>
          <table:table-cell table:formula="of:=IF(ROUND(-0.6346944445*IF([.A11]&lt;0;[.A11]+6.302245175;[.A11])+4;0)&gt;3;0;ROUND(-0.6346944445*IF([.A11]&lt;0;[.A11]+6.302245175;[.A11])+4;0))" office:value-type="float" office:value="1">
            <text:p>1</text:p>
          </table:table-cell>
          <table:table-cell/>
        </table:table-row>
        <table:table-row table:style-name="ro2">
          <table:table-cell table:formula="of:=[.B12]/[.$C$7]" office:value-type="float" office:value="-4.72668388113265">
            <text:p>-4.7266838811</text:p>
          </table:table-cell>
          <table:table-cell office:value-type="float" office:value="-270">
            <text:p>-270</text:p>
          </table:table-cell>
          <table:table-cell/>
          <table:table-cell office:value-type="float" office:value="3">
            <text:p>3</text:p>
          </table:table-cell>
          <table:table-cell table:formula="of:=IF([.A12]&lt;0;[.A12]+6.302245175;[.A12])" office:value-type="float" office:value="1.57556129386735">
            <text:p>1.5755612939</text:p>
          </table:table-cell>
          <table:table-cell table:formula="of:=IF(ROUND(-0.6346944445*IF([.A12]&lt;0;[.A12]+6.302245175;[.A12])+4;0)&gt;3;0;ROUND(-0.6346944445*IF([.A12]&lt;0;[.A12]+6.302245175;[.A12])+4;0))" office:value-type="float" office:value="3">
            <text:p>3</text:p>
          </table:table-cell>
          <table:table-cell/>
        </table:table-row>
        <table:table-row table:style-name="ro2">
          <table:table-cell table:formula="of:=[.B13]/[.$C$7]" office:value-type="float" office:value="6.30224517484354">
            <text:p>6.3022451748</text:p>
          </table:table-cell>
          <table:table-cell office:value-type="float" office:value="360">
            <text:p>360</text:p>
          </table:table-cell>
          <table:table-cell/>
          <table:table-cell office:value-type="float" office:value="0">
            <text:p>0</text:p>
          </table:table-cell>
          <table:table-cell table:formula="of:=IF([.A13]&lt;0;[.A13]+6.302245175;[.A13])" office:value-type="float" office:value="6.30224517484354">
            <text:p>6.3022451748</text:p>
          </table:table-cell>
          <table:table-cell table:formula="of:=IF(ROUND(-0.6346944445*IF([.A13]&lt;0;[.A13]+6.302245175;[.A13])+4;0)&gt;3;0;ROUND(-0.6346944445*IF([.A13]&lt;0;[.A13]+6.302245175;[.A13])+4;0))" office:value-type="float" office:value="-0">
            <text:p>-0</text:p>
          </table:table-cell>
          <table:table-cell/>
        </table:table-row>
        <table:table-row table:style-name="ro2">
          <table:table-cell table:formula="of:=[.B14]/[.$C$7]" office:value-type="float" office:value="-3.15112258742177">
            <text:p>-3.1511225874</text:p>
          </table:table-cell>
          <table:table-cell office:value-type="float" office:value="-180">
            <text:p>-180</text:p>
          </table:table-cell>
          <table:table-cell/>
          <table:table-cell office:value-type="float" office:value="2">
            <text:p>2</text:p>
          </table:table-cell>
          <table:table-cell table:formula="of:=IF([.A14]&lt;0;[.A14]+6.302245175;[.A14])" office:value-type="float" office:value="3.15112258757823">
            <text:p>3.1511225876</text:p>
          </table:table-cell>
          <table:table-cell table:formula="of:=IF(ROUND(-0.6346944445*IF([.A14]&lt;0;[.A14]+6.302245175;[.A14])+4;0)&gt;3;0;ROUND(-0.6346944445*IF([.A14]&lt;0;[.A14]+6.302245175;[.A14])+4;0))" office:value-type="float" office:value="2">
            <text:p>2</text:p>
          </table:table-cell>
          <table:table-cell/>
        </table:table-row>
        <table:table-row table:style-name="ro2">
          <table:table-cell table:number-columns-repeated="2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table:formula="of:=IF([.A15]&lt;0;[.A15]+6.302245175;[.A15])" office:value-type="float" office:value="0">
            <text:p>0</text:p>
          </table:table-cell>
          <table:table-cell table:formula="of:=IF(ROUND(-0.6346944445*IF([.A15]&lt;0;[.A15]+6.302245175;[.A15])+4;0)&gt;3;0;ROUND(-0.6346944445*IF([.A15]&lt;0;[.A15]+6.302245175;[.A15])+4;0))" office:value-type="float" office:value="0">
            <text:p>0</text:p>
          </table:table-cell>
          <table:table-cell/>
        </table:table-row>
      </table:table>
      <table:table table:name="Tabelle2" table:style-name="ta1" table:print="false">
        <table:table-column table:style-name="co1" table:number-columns-repeated="8" table:default-cell-style-name="ce3"/>
        <table:table-column table:style-name="co3" table:default-cell-style-name="ce3"/>
        <table:table-column table:style-name="co1" table:number-columns-repeated="1015" table:default-cell-style-name="ce3"/>
        <table:table-row table:style-name="ro1">
          <table:table-cell office:value-type="string">
            <text:p>rot</text:p>
          </table:table-cell>
          <table:table-cell office:value-type="string">
            <text:p>angle</text:p>
          </table:table-cell>
          <table:table-cell office:value-type="string">
            <text:p>rot/angle</text:p>
          </table:table-cell>
          <table:table-cell office:value-type="string">
            <text:p>facing</text:p>
          </table:table-cell>
          <table:table-cell table:number-columns-repeated="4"/>
          <table:table-cell table:style-name="ce2" office:value-type="string">
            <text:p><text:s/>possible values for facing are: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formula="of:=[.C4]" office:value-type="float" office:value="0.0174563879543382">
            <text:p>0.017456388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2" office:value-type="string">
            <text:p><text:s text:c="3"/>"south" | "s" | 0</text:p>
          </table:table-cell>
          <table:table-cell table:number-columns-repeated="1015"/>
        </table:table-row>
        <table:table-row table:style-name="ro1">
          <table:table-cell office:value-type="float" office:value="1.57079637">
            <text:p>1.57079637</text:p>
          </table:table-cell>
          <table:table-cell office:value-type="float" office:value="90">
            <text:p>90</text:p>
          </table:table-cell>
          <table:table-cell table:formula="of:=[.A3]/[.B3]" office:value-type="float" office:value="0.017453293">
            <text:p>0.017453293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2" office:value-type="string">
            <text:p><text:s text:c="3"/>"east" <text:s/>| "e" | 1</text:p>
          </table:table-cell>
          <table:table-cell table:number-columns-repeated="1015"/>
        </table:table-row>
        <table:table-row table:style-name="ro1">
          <table:table-cell office:value-type="float" office:value="3.1418579285607">
            <text:p>3.1418579286</text:p>
          </table:table-cell>
          <table:table-cell office:value-type="float" office:value="180">
            <text:p>180</text:p>
          </table:table-cell>
          <table:table-cell table:formula="of:=[.C5]" office:value-type="float" office:value="0.0174563879543382">
            <text:p>0.017456388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2" office:value-type="string">
            <text:p><text:s text:c="3"/>"north" | "n" | 2</text:p>
          </table:table-cell>
          <table:table-cell table:number-columns-repeated="1015"/>
        </table:table-row>
        <table:table-row table:style-name="ro1">
          <table:table-cell office:value-type="float" office:value="-1.57079637">
            <text:p>-1.57079637</text:p>
          </table:table-cell>
          <table:table-cell office:value-type="float" office:value="270">
            <text:p>270</text:p>
          </table:table-cell>
          <table:table-cell table:formula="of:=AVERAGE([.C7:.C11])" office:value-type="float" office:value="0.0174563879543382">
            <text:p>0.017456388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2" office:value-type="string">
            <text:p><text:s text:c="3"/>"west" <text:s/>| "w" | 3 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.57079637">
            <text:p>1.57079637</text:p>
          </table:table-cell>
          <table:table-cell office:value-type="float" office:value="90">
            <text:p>90</text:p>
          </table:table-cell>
          <table:table-cell table:formula="of:=[.A7]/[.B7]" office:value-type="float" office:value="0.017453293">
            <text:p>0.017453293</text:p>
          </table:table-cell>
          <table:table-cell table:number-columns-repeated="1021"/>
        </table:table-row>
        <table:table-row table:style-name="ro2">
          <table:table-cell office:value-type="float" office:value="3.12318516">
            <text:p>3.12318516</text:p>
          </table:table-cell>
          <table:table-cell office:value-type="float" office:value="178.95">
            <text:p>178.95</text:p>
          </table:table-cell>
          <table:table-cell table:formula="of:=[.A8]/[.B8]" office:value-type="float" office:value="0.0174528368818106">
            <text:p>0.0174528369</text:p>
          </table:table-cell>
          <table:table-cell table:number-columns-repeated="1021"/>
        </table:table-row>
        <table:table-row table:style-name="ro2">
          <table:table-cell office:value-type="float" office:value="-0.35128">
            <text:p>-0.35128</text:p>
          </table:table-cell>
          <table:table-cell office:value-type="float" office:value="-20.04">
            <text:p>-20.04</text:p>
          </table:table-cell>
          <table:table-cell table:formula="of:=[.A9]/[.B9]" office:value-type="float" office:value="0.0175289421157685">
            <text:p>0.0175289421</text:p>
          </table:table-cell>
          <table:table-cell table:number-columns-repeated="1021"/>
        </table:table-row>
        <table:table-row table:style-name="ro2">
          <table:table-cell office:value-type="float" office:value="-0.7623843">
            <text:p>-0.7623843</text:p>
          </table:table-cell>
          <table:table-cell office:value-type="float" office:value="-43.86">
            <text:p>-43.86</text:p>
          </table:table-cell>
          <table:table-cell table:formula="of:=[.A10]/[.B10]" office:value-type="float" office:value="0.0173822229822161">
            <text:p>0.017382223</text:p>
          </table:table-cell>
          <table:table-cell table:number-columns-repeated="1021"/>
        </table:table-row>
        <table:table-row table:style-name="ro2">
          <table:table-cell office:value-type="float" office:value="2.37920856">
            <text:p>2.37920856</text:p>
          </table:table-cell>
          <table:table-cell office:value-type="float" office:value="136.23">
            <text:p>136.23</text:p>
          </table:table-cell>
          <table:table-cell table:formula="of:=[.A11]/[.B11]" office:value-type="float" office:value="0.0174646447918961">
            <text:p>0.0174646448</text:p>
          </table:table-cell>
          <table:table-cell table:number-columns-repeated="2"/>
          <table:table-cell table:formula="of:=[.A11]/[.$C$13]" office:value-type="float" office:value="136.297121523521">
            <text:p>136.2971215235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formula="of:=AVERAGE([.C2:.C11])" office:value-type="float" office:value="0.0174560440705229">
            <text:p>0.0174560441</text:p>
          </table:table-cell>
          <table:table-cell table:number-columns-repeated="1021"/>
        </table:table-row>
        <table:table-row table:style-name="ro2">
          <table:table-cell table:number-columns-repeated="5"/>
          <table:table-cell>
            <draw:frame table:end-cell-address="Tabelle2.K33" table:end-x="0.1965in" table:end-y="0.1299in" draw:z-index="0" draw:style-name="gr1" draw:text-style-name="P1" svg:width="6.2988in" svg:height="3.5429in" svg:x="0.6425in" svg:y="0.0185in">
              <draw:object draw:notify-on-update-of-ranges="Tabelle2.C21:Tabelle2.C27 Tabelle2.D21:Tabelle2.D2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rot</text:p>
          </table:table-cell>
          <table:table-cell table:number-columns-repeated="1021"/>
        </table:table-row>
        <table:table-row table:style-name="ro1">
          <table:table-cell office:value-type="string">
            <text:p>barracks</text:p>
          </table:table-cell>
          <table:table-cell office:value-type="string">
            <text:p>south</text:p>
          </table:table-cell>
          <table:table-cell office:value-type="float" office:value="0">
            <text:p>0</text:p>
          </table:table-cell>
          <table:table-cell table:formula="of:=-0.6366199*[.C21]+4"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string">
            <text:p>barracks_ai</text:p>
          </table:table-cell>
          <table:table-cell office:value-type="string">
            <text:p>west</text:p>
          </table:table-cell>
          <table:table-cell office:value-type="float" office:value="1.54580975">
            <text:p>1.54580975</text:p>
          </table:table-cell>
          <table:table-cell table:formula="of:=-0.645*[.C22]+4" office:value-type="float" office:value="3.00295271125">
            <text:p>3.0029527113</text:p>
          </table:table-cell>
          <table:table-cell table:number-columns-repeated="1020"/>
        </table:table-row>
        <table:table-row table:style-name="ro1">
          <table:table-cell office:value-type="string">
            <text:p>church</text:p>
          </table:table-cell>
          <table:table-cell office:value-type="string">
            <text:p>north</text:p>
          </table:table-cell>
          <table:table-cell office:value-type="float" office:value="3.11574459">
            <text:p>3.11574459</text:p>
          </table:table-cell>
          <table:table-cell table:formula="of:=-0.645*[.C23]+4" office:value-type="float" office:value="1.99034473945">
            <text:p>1.9903447395</text:p>
          </table:table-cell>
          <table:table-cell table:number-columns-repeated="1020"/>
        </table:table-row>
        <table:table-row table:style-name="ro1">
          <table:table-cell office:value-type="string">
            <text:p>factory</text:p>
          </table:table-cell>
          <table:table-cell office:value-type="string">
            <text:p>east</text:p>
          </table:table-cell>
          <table:table-cell office:value-type="float" office:value="-1.5707964">
            <text:p>-1.5707964</text:p>
          </table:table-cell>
          <table:table-cell table:formula="of:=-0.645*[.C24]+4" office:value-type="float" office:value="5.013163678">
            <text:p>5.013163678</text:p>
          </table:table-cell>
          <table:table-cell table:number-columns-repeated="1020"/>
        </table:table-row>
        <table:table-row table:style-name="ro1">
          <table:table-cell office:value-type="string">
            <text:p>factory_ai</text:p>
          </table:table-cell>
          <table:table-cell office:value-type="string">
            <text:p>norteast</text:p>
          </table:table-cell>
          <table:table-cell office:value-type="float" office:value="3.98746586">
            <text:p>3.98746586</text:p>
          </table:table-cell>
          <table:table-cell table:formula="of:=-0.645*[.C25]+4" office:value-type="float" office:value="1.4280845203">
            <text:p>1.4280845203</text:p>
          </table:table-cell>
          <table:table-cell table:number-columns-repeated="1020"/>
        </table:table-row>
        <table:table-row table:style-name="ro1">
          <table:table-cell office:value-type="string">
            <text:p>pyramid</text:p>
          </table:table-cell>
          <table:table-cell office:value-type="string">
            <text:p>southwest</text:p>
          </table:table-cell>
          <table:table-cell office:value-type="float" office:value="0.72499102">
            <text:p>0.72499102</text:p>
          </table:table-cell>
          <table:table-cell table:formula="of:=-0.645*[.C26]+4" office:value-type="float" office:value="3.5323807921">
            <text:p>3.5323807921</text:p>
          </table:table-cell>
          <table:table-cell table:number-columns-repeated="1020"/>
        </table:table-row>
        <table:table-row table:style-name="ro1">
          <table:table-cell office:value-type="string">
            <text:p>pyramid_ai</text:p>
          </table:table-cell>
          <table:table-cell office:value-type="string">
            <text:p>northwest</text:p>
          </table:table-cell>
          <table:table-cell office:value-type="float" office:value="2.15537024">
            <text:p>2.15537024</text:p>
          </table:table-cell>
          <table:table-cell table:formula="of:=-0.645*[.C27]+4" office:value-type="float" office:value="2.6097861952">
            <text:p>2.6097861952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6">03/26/2020</text:date>, <text:time>21:31:2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4T23:08:45.36</meta:creation-date>
    <dc:date>2020-03-26T21:31:28.70</dc:date>
    <meta:editing-duration>PT2H31S</meta:editing-duration>
    <meta:editing-cycles>17</meta:editing-cycles>
    <meta:generator>OpenOffice/4.1.6$Win32 OpenOffice.org_project/416m1$Build-9790</meta:generator>
    <meta:document-statistic meta:table-count="2" meta:cell-count="14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09cm" svg:y="3.926cm" style:legend-expansion="high" chart:style-name="ch2"/>
        <chart:plot-area chart:style-name="ch3" table:cell-range-address="Tabelle2.C21:Tabelle2.D27" svg:x="0.77cm" svg:y="0.855cm" svg:width="10.68cm" svg:height="7.545cm">
          <chartooo:coordinate-region svg:x="0.916cm" svg:y="1.068cm" svg:width="10.44cm" svg:height="6.659cm"/>
          <chart:axis chart:dimension="x" chart:name="primary-x" chart:style-name="ch4"/>
          <chart:axis chart:dimension="y" chart:name="primary-y" chart:style-name="ch4"/>
          <chart:series chart:style-name="ch5" chart:values-cell-range-address="Tabelle2.D21:Tabelle2.D27" chart:class="chart:scatter">
            <chart:domain table:cell-range-address="Tabelle2.C21:Tabelle2.C27"/>
            <chart:regression-curve chart:style-name="ch6">
              <chart:equation chart:display-r-square="true"/>
            </chart:regression-curve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  <table:table-cell office:value-type="string">
                <text:p>Spalte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2.C21:Tabelle2.C27</svg:desc>
                </draw:g>
              </table:table-cell>
              <table:table-cell office:value-type="float" office:value="4">
                <text:p>4</text:p>
                <draw:g>
                  <svg:desc>Tabelle2.D21:Tabelle2.D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4580975">
                <text:p>1.54580975</text:p>
              </table:table-cell>
              <table:table-cell office:value-type="float" office:value="3.00295271125">
                <text:p>3.00295271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11574459">
                <text:p>3.11574459</text:p>
              </table:table-cell>
              <table:table-cell office:value-type="float" office:value="1.99034473945">
                <text:p>1.990344739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5707964">
                <text:p>-1.5707964</text:p>
              </table:table-cell>
              <table:table-cell office:value-type="float" office:value="5.013163678">
                <text:p>5.0131636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98746586">
                <text:p>3.98746586</text:p>
              </table:table-cell>
              <table:table-cell office:value-type="float" office:value="1.4280845203">
                <text:p>1.42808452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2499102">
                <text:p>0.72499102</text:p>
              </table:table-cell>
              <table:table-cell office:value-type="float" office:value="3.5323807921">
                <text:p>3.53238079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15537024">
                <text:p>2.15537024</text:p>
              </table:table-cell>
              <table:table-cell office:value-type="float" office:value="2.6097861952">
                <text:p>2.60978619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